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osevka Term" svg:font-family="'Iosevka Term'" style:font-pitch="variable"/>
    <style:font-face style:name="Iosevka Term Semibold" svg:font-family="'Iosevka Term Semibold'" style:font-pitch="variable"/>
    <style:font-face style:name="Iosevka Term XBdEx" svg:font-family="'Iosevka Term XBdEx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5398in"/>
    </style:style>
    <style:style style:name="co2" style:family="table-column">
      <style:table-column-properties fo:break-before="auto" style:column-width="1.6083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73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9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style:font-name="Iosevka Term Semibold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Iosevka Term"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in"/>
      <style:text-properties style:font-name="Iosevka Term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in"/>
      <style:text-properties style:font-name="Iosevka Term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in"/>
      <style:text-properties style:font-name="Iosevka Term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in"/>
      <style:text-properties style:font-name="Iosevka Term" fo:font-weight="bold" style:font-weight-asian="bold" style:font-weight-complex="bold"/>
    </style:style>
    <style:style style:name="ce7" style:family="table-cell" style:parent-style-name="Default">
      <style:table-cell-properties fo:background-color="#eeeeee" fo:border="0.06pt solid #000000"/>
      <style:text-properties style:font-name="Iosevka Term"/>
    </style:style>
    <style:style style:name="ce8" style:family="table-cell" style:parent-style-name="Default">
      <style:table-cell-properties fo:background-color="#cccccc" fo:border="0.06pt solid #000000"/>
      <style:text-properties style:font-name="Iosevka Term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Iosevka Term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Iosevka Term"/>
    </style:style>
  </office:automatic-styles>
  <office:body>
    <office:spreadsheet>
      <table:calculation-settings table:automatic-find-labels="false" table:use-regular-expressions="false" table:use-wildcards="true"/>
      <table:table table:name="Map Plan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oard </text:p>
          </table:table-cell>
          <table:covered-table-cell table:number-columns-repeated="3"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Num Spaces</text:p>
          </table:table-cell>
          <table:table-cell table:style-name="ce2" office:value-type="string" calcext:value-type="string">
            <text:p>Setting</text:p>
          </table:table-cell>
          <table:table-cell table:style-name="ce2" office:value-type="string" calcext:value-type="string">
            <text:p>Trivia Spaces</text:p>
          </table:table-cell>
          <table:table-cell table:style-name="ce2" office:value-type="string" calcext:value-type="string">
            <text:p>Trivia Questions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chool</text:p>
          </table:table-cell>
          <table:table-cell table:number-columns-repeated="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English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ootball</text:p>
          </table:table-cell>
          <table:table-cell table:number-columns-repeated="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Party 1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ruck Ride Tunnel</text:p>
          </table:table-cell>
          <table:table-cell table:number-columns-repeated="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School Library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hristmas Party</text:p>
          </table:table-cell>
          <table:table-cell table:number-columns-repeated="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Sam Bedroom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lay Parking lot</text:p>
          </table:table-cell>
          <table:table-cell table:number-columns-repeated="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Mary Eliz House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ruth or Dare</text:p>
          </table:table-cell>
          <table:table-cell table:number-columns-repeated="3"/>
          <table:table-cell office:value-type="string" calcext:value-type="string">
            <text:p>this is incorrect I fucked up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School Depressed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unch Fight Th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Party + Pat Park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raduation</text:p>
          </table:table-cell>
          <table:table-cell table:number-columns-repeated="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Depressed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covery </text:p>
          </table:table-cell>
          <table:table-cell table:number-columns-repeated="4"/>
        </table:table-row>
        <table:table-row table:style-name="ro2" table:number-rows-repeated="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5" office:value-type="string" calcext:value-type="string">
            <text:p>Total Spaces</text:p>
          </table:table-cell>
          <table:table-cell table:style-name="ce9" table:formula="of:=SUM([.A3:.A19])" office:value-type="float" office:value="160" calcext:value-type="float">
            <text:p>160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6" office:value-type="string" calcext:value-type="string">
            <text:p>Total Trivia Spaces</text:p>
          </table:table-cell>
          <table:table-cell table:style-name="ce10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5" office:value-type="string" calcext:value-type="string">
            <text:p>Total Trivia Qs</text:p>
          </table:table-cell>
          <table:table-cell table:style-name="ce9"/>
          <table:table-cell table:style-name="Default" table:number-columns-repeated="2"/>
          <table:table-cell table:number-columns-repeated="2"/>
        </table:table-row>
      </table:table>
      <table:table table:name="Trivia Questions" table:style-name="ta1">
        <table:table-column table:style-name="co5" table:number-columns-repeated="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osevka Term" svg:font-family="'Iosevka Term'" style:font-pitch="variable"/>
    <style:font-face style:name="Iosevka Term Semibold" svg:font-family="'Iosevka Term Semibold'" style:font-pitch="variable"/>
    <style:font-face style:name="Iosevka Term XBdEx" svg:font-family="'Iosevka Term XBdEx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23:45:33.687244198</meta:creation-date>
    <dc:date>2022-05-20T11:43:01.531069255</dc:date>
    <meta:editing-duration>PT19H4M28S</meta:editing-duration>
    <meta:editing-cycles>2</meta:editing-cycles>
    <meta:generator>LibreOffice/7.1.7.2$Linux_X86_64 LibreOffice_project/10$Build-2</meta:generator>
    <meta:document-statistic meta:table-count="2" meta:cell-count="48" meta:object-count="0"/>
  </office:meta>
</office:document-meta>
</file>